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875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875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875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875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875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875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875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875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875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875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875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875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875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875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875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875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875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milianny Fabiana Bolívar Fajard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2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Manuel Torres Dí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56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1.4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5"/>
    <meta:template xlink:type="simple" xlink:actuate="onRequest" xlink:title="Normal" xlink:href=""/>
  </office:meta>
</office:document-meta>
</file>